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c9a8" officeooo:paragraph-rsid="0011c9a8"/>
    </style:style>
    <style:style style:name="P2" style:family="paragraph" style:parent-style-name="Standard">
      <style:text-properties officeooo:paragraph-rsid="0011c9a8"/>
    </style:style>
    <style:style style:name="T1" style:family="text">
      <style:text-properties officeooo:rsid="0011c9a8"/>
    </style:style>
    <style:style style:name="T2" style:family="text">
      <style:text-properties officeooo:rsid="0012cfc0"/>
    </style:style>
    <style:style style:name="T3" style:family="text">
      <style:text-properties officeooo:rsid="001368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our ce projet POO j'ai créé une calculatrice simple en Java, avec une architecture MVC. Au fin de compte ce n'était pas si simple que ça! Quelques problèmes rencontrées et résolues en route:</text:span></text:p>
      <text:p text:style-name="P1"/>
      <text:p text:style-name="P1">- Gestion des décimales (utilisation de la classe BigDecimal)</text:p>
      <text:p text:style-name="P1">- Gestion d'encha<text:span text:style-name="T2">î</text:span>nement de calculs sans appuyer <text:span text:style-name="T3">sur </text:span>la touche 'égale'</text:p>
      <text:p text:style-name="P1">- Gestion de répétition de calcul en appuyant la touche 'égal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8T10:58:13.519000000</meta:creation-date>
    <dc:date>2021-02-08T11:04:50.047000000</dc:date>
    <meta:editing-duration>PT6M36S</meta:editing-duration>
    <meta:editing-cycles>3</meta:editing-cycles>
    <meta:generator>LibreOffice/7.0.3.1$Windows_X86_64 LibreOffice_project/d7547858d014d4cf69878db179d326fc3483e082</meta:generator>
    <meta:document-statistic meta:table-count="0" meta:image-count="0" meta:object-count="0" meta:page-count="1" meta:paragraph-count="4" meta:word-count="64" meta:character-count="385" meta:non-whitespace-character-count="325"/>
  </office:meta>
</office:document-meta>
</file>